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2cm" fo:min-width="5.75cm"/>
      <style:paragraph-properties style:writing-mode="lr-tb"/>
    </style:style>
    <style:style style:name="gr3" style:family="graphic" style:parent-style-name="objectwithoutfill">
      <style:graphic-properties svg:stroke-color="#dddddd"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5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2cm" fo:min-width="6cm"/>
      <style:paragraph-properties style:writing-mode="lr-tb"/>
    </style:style>
    <style:style style:name="gr6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1.5cm" fo:min-width="4cm"/>
      <style:paragraph-properties style:writing-mode="lr-tb"/>
    </style:style>
    <style:style style:name="gr7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8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1.5cm" fo:min-width="3.75cm"/>
      <style:paragraph-properties style:writing-mode="lr-tb"/>
    </style:style>
    <style:style style:name="gr9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1cm" fo:min-width="6cm"/>
      <style:paragraph-properties style:writing-mode="lr-tb"/>
    </style:style>
    <style:style style:name="gr10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1.5cm" fo:min-width="4.5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ffffff"/>
      <style:paragraph-properties fo:text-align="center"/>
      <style:text-properties style:font-name="Liberation Mono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11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5cm" svg:height="2.25cm" svg:x="4.75cm" svg:y="3.75cm">
          <text:p text:style-name="P1"><text:span text:style-name="T1">read(ds, x)</text:span></text:p>
          <text:p text:style-name="P3"><text:span text:style-name="T1">self.set_flags</text:span></text:p>
          <text:p text:style-name="P3"><text:span text:style-name="T1">update_xru_cache_hit(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5cm" svg:y1="6cm" svg:x2="6cm" svg:y2="7.5cm">
          <text:p/>
        </draw:line>
        <draw:line draw:style-name="gr3" draw:text-style-name="P4" draw:layer="layout" svg:x1="13.5cm" svg:y1="2.75cm" svg:x2="16.5cm" svg:y2="3.75cm">
          <text:p/>
        </draw:line>
        <draw:custom-shape draw:style-name="gr4" draw:text-style-name="P6" draw:layer="layout" svg:width="1.5cm" svg:height="0.75cm" svg:x="8.5cm" svg:y="2.25cm">
          <text:p text:style-name="P5"><text:span text:style-name="T2">hi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5cm" svg:height="0.75cm" svg:x="14.75cm" svg:y="2.25cm">
          <text:p text:style-name="P5"><text:span text:style-name="T2">mi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5cm" svg:height="2.25cm" svg:x="13.75cm" svg:y="3.75cm">
          <text:p text:style-name="P1"><text:span text:style-name="T1">read(ds, -1)</text:span></text:p>
          <text:p text:style-name="P3"><text:span text:style-name="T1">self.set_flags</text:span></text:p>
          <text:p text:style-name="P3"><text:span text:style-name="T1">update_xru_cache_miss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cm" svg:height="1.75cm" svg:x="17.5cm" svg:y="7.75cm">
          <text:p text:style-name="P1"><text:span text:style-name="T1">delete(ds, -1)</text:span></text:p>
          <text:p text:style-name="P1"><text:span text:style-name="T1">prepend(ds, 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5cm" svg:y1="6cm" svg:x2="19.25cm" svg:y2="7.75cm">
          <text:p/>
        </draw:line>
        <draw:custom-shape draw:style-name="gr7" draw:text-style-name="P6" draw:layer="layout" svg:width="2.25cm" svg:height="0.75cm" svg:x="19.5cm" svg:y="6.5cm">
          <text:p text:style-name="P5"><text:span text:style-name="T2">non-ful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8.75cm" svg:x2="11.25cm" svg:y2="10.5cm">
          <text:p/>
        </draw:line>
        <draw:custom-shape draw:style-name="gr7" draw:text-style-name="P6" draw:layer="layout" svg:width="2.25cm" svg:height="0.75cm" svg:x="13cm" svg:y="6.5cm">
          <text:p text:style-name="P5"><text:span text:style-name="T2">f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1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5cm" svg:height="1.75cm" svg:x="3.25cm" svg:y="7.5cm">
          <text:p text:style-name="P1"><text:span text:style-name="T1">delete(ds, x)</text:span></text:p>
          <text:p text:style-name="P1"><text:span text:style-name="T1">prepend(ds, x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5cm" svg:height="1.25cm" svg:x="10cm" svg:y="7.75cm">
          <text:p text:style-name="P1"><text:span text:style-name="T1">rw_xru_cache(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501cm" svg:y1="2.781cm" svg:x2="8.001cm" svg:y2="3.781cm">
          <text:p/>
        </draw:line>
        <draw:line draw:style-name="gr3" draw:text-style-name="P4" draw:layer="layout" svg:x1="15.994cm" svg:y1="6cm" svg:x2="15cm" svg:y2="7.75cm">
          <text:p/>
        </draw:line>
        <draw:custom-shape draw:style-name="gr10" draw:text-style-name="P2" draw:layer="layout" svg:width="5cm" svg:height="1.75cm" svg:x="6.75cm" svg:y="10.75cm">
          <text:p text:style-name="P1"><text:span text:style-name="T1">delete(ds, first)</text:span></text:p>
          <text:p text:style-name="P1"><text:span text:style-name="T1">prepend(ds, x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25cm" svg:height="0.75cm" svg:x="9cm" svg:y="9.5cm">
          <text:p text:style-name="P5"><text:span text:style-name="T2">mru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25cm" svg:height="0.75cm" svg:x="15.25cm" svg:y="9.5cm">
          <text:p text:style-name="P5"><text:span text:style-name="T2">lru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1.75cm" svg:x="13.25cm" svg:y="10.75cm">
          <text:p text:style-name="P1"><text:span text:style-name="T1">delete(ds, last)</text:span></text:p>
          <text:p text:style-name="P1"><text:span text:style-name="T1">prepend(ds, 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75cm" svg:y1="9cm" svg:x2="14.75cm" svg:y2="10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39:52.095743364</meta:creation-date>
    <dc:date>2024-02-29T14:01:22.463981633</dc:date>
    <meta:editing-duration>PT21M26S</meta:editing-duration>
    <meta:editing-cycles>9</meta:editing-cycles>
    <meta:generator>LibreOffice/7.4.7.2$Linux_X86_64 LibreOffice_project/40$Build-2</meta:generator>
    <meta:document-statistic meta:object-count="22"/>
  </office:meta>
</office:document-meta>
</file>